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oogle Sans" svg:font-family="'Google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147.26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152.79pt"/>
    </style:style>
    <style:style style:name="co10" style:family="table-column">
      <style:table-column-properties fo:break-before="auto" style:column-width="199.36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normal" style:font-size-asian="12pt" style:font-style-asian="normal" style:font-weight-asian="normal" style:font-name-complex="Google Sans" style:font-size-complex="12pt" style:font-style-complex="normal" style:font-weight-complex="normal"/>
    </style:style>
    <style:style style:name="ce5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6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7" style:family="table-cell" style:parent-style-name="Default">
      <style:table-cell-properties fo:background-color="#f0f6f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8" style:family="table-cell" style:parent-style-name="Default">
      <style:table-cell-properties fo:background-color="#f0f6f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9" style:family="table-cell" style:parent-style-name="Default">
      <style:table-cell-properties fo:background-color="#f0f6f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#f0f6f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Google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ackground-color="#f0f6f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3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4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6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7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0" style:family="table-cell" style:parent-style-name="Default">
      <style:table-cell-properties fo:background-color="#c27ba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22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23" style:family="table-cell" style:parent-style-name="Default">
      <style:table-cell-properties fo:background-color="#76a5a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4" style:family="table-cell" style:parent-style-name="Default">
      <style:table-cell-properties fo:background-color="#76a5a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5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T1" style:family="text">
      <style:text-properties fo:color="#000000" style:font-name="Google Sans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Google Sans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Google Sans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Google Sans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Google Sans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Google Sans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fo:color="#000000" style:font-name="Google Sans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Google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number-columns-repeated="1006" table:default-cell-style-name="Default"/>
        <table:table-row table:style-name="ro1">
          <table:table-cell table:style-name="ce1" office:value-type="string" calcext:value-type="string">
            <text:p>Competitive audit</text:p>
            <text:p/>
          </table:table-cell>
          <table:table-cell table:style-name="ce4" office:value-type="string" calcext:value-type="string" table:number-columns-spanned="17" table:number-rows-spanned="1">
            <text:p>Compare the exploring and shopping experience of each competitor's app and website</text:p>
          </table:table-cell>
          <table:covered-table-cell table:number-columns-repeated="16"/>
          <table:table-cell table:number-columns-repeated="1006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8" table:number-rows-spanned="2">
            <text:p>General information</text:p>
          </table:table-cell>
          <table:covered-table-cell table:number-columns-repeated="7"/>
          <table:table-cell table:style-name="ce12" office:value-type="string" calcext:value-type="string" table:number-columns-spanned="9" table:number-rows-spanned="1">
            <text:p><text:span text:style-name="T1">UX</text:span></text:p>
            <text:p><text:span text:style-name="T3">(rated: needs work, okay, good, or outstanding)</text:span>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9"/>
          <table:table-cell table:style-name="ce13" office:value-type="string" calcext:value-type="string" table:number-columns-spanned="2" table:number-rows-spanned="1">
            <text:p>First impressions</text:p>
          </table:table-cell>
          <table:covered-table-cell/>
          <table:table-cell table:style-name="ce16" office:value-type="string" calcext:value-type="string" table:number-columns-spanned="4" table:number-rows-spanned="1">
            <text:p>Interaction</text:p>
          </table:table-cell>
          <table:covered-table-cell table:number-columns-repeated="3"/>
          <table:table-cell table:style-name="ce19" office:value-type="string" calcext:value-type="string">
            <text:p>Visual design</text:p>
          </table:table-cell>
          <table:table-cell table:style-name="ce23" office:value-type="string" calcext:value-type="string" table:number-columns-spanned="2" table:number-rows-spanned="1">
            <text:p>Content</text:p>
          </table:table-cell>
          <table:covered-table-cell/>
          <table:table-cell table:number-columns-repeated="1006"/>
        </table:table-row>
        <table:table-row table:style-name="ro1">
          <table:covered-table-cell/>
          <table:table-cell table:style-name="ce6" office:value-type="string" calcext:value-type="string">
            <text:p><text:span text:style-name="T1">Competitor type</text:span></text:p>
            <text:p><text:span text:style-name="T2">(direct or indirect)</text:span></text:p>
          </table:table-cell>
          <table:table-cell table:style-name="ce6" office:value-type="string" calcext:value-type="string">
            <text:p>Location(s)</text:p>
            <text:p/>
          </table:table-cell>
          <table:table-cell table:style-name="ce6" office:value-type="string" calcext:value-type="string">
            <text:p>Product offering</text:p>
            <text:p/>
          </table:table-cell>
          <table:table-cell table:style-name="ce6" office:value-type="string" calcext:value-type="string">
            <text:p><text:span text:style-name="T1">Price</text:span></text:p>
            <text:p><text:span text:style-name="T2">($ - $$$$)</text:span></text:p>
          </table:table-cell>
          <table:table-cell table:style-name="ce6" office:value-type="string" calcext:value-type="string">
            <text:p><text:span text:style-name="T1">Website</text:span></text:p>
            <text:p><text:span text:style-name="T2">(URL)</text:span></text:p>
          </table:table-cell>
          <table:table-cell table:style-name="ce6" office:value-type="string" calcext:value-type="string">
            <text:p><text:span text:style-name="T1">Business size</text:span></text:p>
            <text:p><text:span text:style-name="T2">(small, medium, large)</text:span></text:p>
          </table:table-cell>
          <table:table-cell table:style-name="ce6" office:value-type="string" calcext:value-type="string">
            <text:p>Target audience </text:p>
          </table:table-cell>
          <table:table-cell table:style-name="ce6" office:value-type="string" calcext:value-type="string">
            <text:p>Unique value proposition </text:p>
          </table:table-cell>
          <table:table-cell table:style-name="ce14" office:value-type="string" calcext:value-type="string">
            <text:p>Desktop website experience</text:p>
          </table:table-cell>
          <table:table-cell table:style-name="ce14" office:value-type="string" calcext:value-type="string">
            <text:p>App or mobile website experience</text:p>
          </table:table-cell>
          <table:table-cell table:style-name="ce17" office:value-type="string" calcext:value-type="string">
            <text:p>Features</text:p>
          </table:table-cell>
          <table:table-cell table:style-name="ce17" office:value-type="string" calcext:value-type="string">
            <text:p>Accessibility</text:p>
          </table:table-cell>
          <table:table-cell table:style-name="ce17" office:value-type="string" calcext:value-type="string">
            <text:p>User flow </text:p>
          </table:table-cell>
          <table:table-cell table:style-name="ce17" office:value-type="string" calcext:value-type="string">
            <text:p>Navigation</text:p>
          </table:table-cell>
          <table:table-cell table:style-name="ce20" office:value-type="string" calcext:value-type="string">
            <text:p>Brand identity</text:p>
          </table:table-cell>
          <table:table-cell table:style-name="ce24" office:value-type="string" calcext:value-type="string">
            <text:p>Tone</text:p>
          </table:table-cell>
          <table:table-cell table:style-name="ce24" office:value-type="string" calcext:value-type="string">
            <text:p>Descriptivenes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7" office:value-type="string" calcext:value-type="string">
            <text:p>Direct</text:p>
          </table:table-cell>
          <table:table-cell table:style-name="ce7" office:value-type="string" calcext:value-type="string">
            <text:p>China</text:p>
          </table:table-cell>
          <table:table-cell table:style-name="ce7" office:value-type="string" calcext:value-type="string">
            <text:p>Smartphones</text:p>
          </table:table-cell>
          <table:table-cell table:style-name="ce9" office:value-type="string" calcext:value-type="string">
            <text:p>600-700</text:p>
          </table:table-cell>
          <table:table-cell table:style-name="ce10" office:value-type="string" calcext:value-type="string">
            <text:p><text:a xlink:href="http://www.mi.com/" xlink:type="simple">www.mi.com</text:a></text:p>
          </table:table-cell>
          <table:table-cell table:style-name="ce11" office:value-type="string" calcext:value-type="string">
            <text:p>Medium</text:p>
          </table:table-cell>
          <table:table-cell table:style-name="ce8" office:value-type="string" calcext:value-type="string">
            <text:p>Everyone</text:p>
          </table:table-cell>
          <table:table-cell table:style-name="ce8" office:value-type="string" calcext:value-type="string">
            <text:p>Innovation for Everyone</text:p>
          </table:table-cell>
          <table:table-cell table:style-name="ce15" office:value-type="string" calcext:value-type="string">
            <text:p><text:span text:style-name="T1">Okay</text:span></text:p>
            <text:p><text:span text:style-name="T4">+ Clean and Modern Design</text:span></text:p>
            <text:p><text:span text:style-name="T4">- Overwhelming Product Range</text:span></text:p>
          </table:table-cell>
          <table:table-cell table:style-name="ce15" office:value-type="string" calcext:value-type="string">
            <text:p><text:span text:style-name="T1">Good</text:span></text:p>
            <text:p><text:span text:style-name="T4">+ Comprehensive Ecosystem Integration</text:span></text:p>
            <text:p><text:span text:style-name="T4">- Localization Challenges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User-Friendly Interface</text:span></text:p>
            <text:p><text:span text:style-name="T4">- Limited International Availability </text:span></text:p>
          </table:table-cell>
          <table:table-cell table:style-name="ce18" office:value-type="string" calcext:value-type="string">
            <text:p><text:span text:style-name="T1">Needs work</text:span></text:p>
            <text:p><text:span text:style-name="T4">+ Accessibility features and resources</text:span></text:p>
            <text:p><text:span text:style-name="T4">- May vary by region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Efficient browsing and shopping </text:span></text:p>
            <text:p><text:span text:style-name="T4">- Inconsistent navigation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Efficient product-oriented navigation</text:span></text:p>
            <text:p><text:span text:style-name="T4">-  Inconsistencies in navigation design </text:span></text:p>
          </table:table-cell>
          <table:table-cell table:style-name="ce21" office:value-type="string" calcext:value-type="string">
            <text:p><text:span text:style-name="T1">Okay</text:span></text:p>
            <text:p><text:span text:style-name="T4">+ Modern and innovative</text:span></text:p>
            <text:p><text:span text:style-name="T4">- Perceived as less established </text:span></text:p>
          </table:table-cell>
          <table:table-cell table:style-name="ce25" office:value-type="string" calcext:value-type="string">
            <text:p>Informal and friendly tone</text:p>
          </table:table-cell>
          <table:table-cell table:style-name="ce25" office:value-type="string" calcext:value-type="string">
            <text:p><text:span text:style-name="T1">Good</text:span></text:p>
            <text:p><text:span text:style-name="T4">+ Detailed information for tech-savvy users</text:span></text:p>
            <text:p><text:span text:style-name="T4">- Overwhelming technical details</text:span>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7" office:value-type="string" calcext:value-type="string">
            <text:p>Indirect</text:p>
          </table:table-cell>
          <table:table-cell table:style-name="ce7" office:value-type="string" calcext:value-type="string">
            <text:p>South Korea</text:p>
          </table:table-cell>
          <table:table-cell table:style-name="ce7" office:value-type="string" calcext:value-type="string">
            <text:p>Electronics</text:p>
          </table:table-cell>
          <table:table-cell table:style-name="ce9" office:value-type="string" calcext:value-type="string">
            <text:p>2000-5000</text:p>
          </table:table-cell>
          <table:table-cell table:style-name="ce9" office:value-type="string" calcext:value-type="string">
            <text:p><text:a xlink:href="http://www.samsung.com/" xlink:type="simple">www.samsung.com</text:a></text:p>
          </table:table-cell>
          <table:table-cell table:style-name="ce11" office:value-type="string" calcext:value-type="string">
            <text:p>Large</text:p>
          </table:table-cell>
          <table:table-cell table:style-name="ce8" office:value-type="string" calcext:value-type="string">
            <text:p>Everyone</text:p>
          </table:table-cell>
          <table:table-cell table:style-name="ce8" office:value-type="string" calcext:value-type="string">
            <text:p>Do What You Can't</text:p>
          </table:table-cell>
          <table:table-cell table:style-name="ce15" office:value-type="string" calcext:value-type="string">
            <text:p><text:span text:style-name="T1">Good</text:span></text:p>
            <text:p><text:span text:style-name="T4">+ Sleek and Modern Design</text:span></text:p>
            <text:p><text:span text:style-name="T4">- Complexity of Product Line </text:span></text:p>
          </table:table-cell>
          <table:table-cell table:style-name="ce15" office:value-type="string" calcext:value-type="string">
            <text:p><text:span text:style-name="T1">Good</text:span></text:p>
            <text:p><text:span text:style-name="T4">+ Comprehensive Device Integration</text:span></text:p>
            <text:p><text:span text:style-name="T4">- Complexity of Features </text:span></text:p>
          </table:table-cell>
          <table:table-cell table:style-name="ce18" office:value-type="string" calcext:value-type="string">
            <text:p><text:span text:style-name="T1">Okay</text:span></text:p>
            <text:p><text:span text:style-name="T4">+ Product Diversity and Information</text:span></text:p>
            <text:p><text:span text:style-name="T4">- Complex Navigation </text:span></text:p>
          </table:table-cell>
          <table:table-cell table:style-name="ce18" office:value-type="string" calcext:value-type="string">
            <text:p><text:span text:style-name="T1">Okay</text:span></text:p>
            <text:p><text:span text:style-name="T4">+ Accessibility features and guidelines</text:span></text:p>
            <text:p><text:span text:style-name="T4">- Complex navigation </text:span></text:p>
          </table:table-cell>
          <table:table-cell table:style-name="ce18" office:value-type="string" calcext:value-type="string">
            <text:p><text:span text:style-name="T1">Okay</text:span></text:p>
            <text:p><text:span text:style-name="T4">+ Clear and intuitive user flow</text:span></text:p>
            <text:p><text:span text:style-name="T4">- Extensive product range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Straightforward, aiding product exploration</text:span></text:p>
            <text:p><text:span text:style-name="T4">- Complex &amp; overwhelming navigation </text:span></text:p>
          </table:table-cell>
          <table:table-cell table:style-name="ce21" office:value-type="string" calcext:value-type="string">
            <text:p><text:span text:style-name="T1">Good</text:span></text:p>
            <text:p><text:span text:style-name="T4">+ Well-established and recognized globally</text:span></text:p>
            <text:p><text:span text:style-name="T4">- Traditional or less innovative </text:span></text:p>
          </table:table-cell>
          <table:table-cell table:style-name="ce25" office:value-type="string" calcext:value-type="string">
            <text:p>Balanced and professional tone</text:p>
          </table:table-cell>
          <table:table-cell table:style-name="ce25" office:value-type="string" calcext:value-type="string">
            <text:p><text:span text:style-name="T1">Good</text:span></text:p>
            <text:p><text:span text:style-name="T4">+ Good balance of information</text:span></text:p>
            <text:p><text:span text:style-name="T4">- Overwhelming amount of information </text:span>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oogle</text:p>
          </table:table-cell>
          <table:table-cell table:style-name="ce7" office:value-type="string" calcext:value-type="string">
            <text:p>Direct</text:p>
          </table:table-cell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Smartphones</text:p>
          </table:table-cell>
          <table:table-cell table:style-name="ce9" office:value-type="string" calcext:value-type="string">
            <text:p>350-1000</text:p>
          </table:table-cell>
          <table:table-cell table:style-name="ce10" office:value-type="string" calcext:value-type="string">
            <text:p><text:a xlink:href="http://www.google.com/" xlink:type="simple">www.google.com</text:a></text:p>
          </table:table-cell>
          <table:table-cell table:style-name="ce7" office:value-type="string" calcext:value-type="string">
            <text:p>Large</text:p>
          </table:table-cell>
          <table:table-cell table:style-name="ce8" office:value-type="string" calcext:value-type="string">
            <text:p>Everyone</text:p>
          </table:table-cell>
          <table:table-cell table:style-name="ce8" office:value-type="string" calcext:value-type="string">
            <text:p>Don't be evil</text:p>
          </table:table-cell>
          <table:table-cell table:style-name="ce15" office:value-type="string" calcext:value-type="string">
            <text:p><text:span text:style-name="T1">Outstanding</text:span></text:p>
            <text:p><text:span text:style-name="T4">+ Clean and Minimalistic Design</text:span></text:p>
            <text:p><text:span text:style-name="T4">- Complex Product Ecosystem</text:span></text:p>
          </table:table-cell>
          <table:table-cell table:style-name="ce15" office:value-type="string" calcext:value-type="string">
            <text:p><text:span text:style-name="T1">Outstanding</text:span></text:p>
            <text:p><text:span text:style-name="T4">+ Voice Search and Assistant Integration</text:span></text:p>
            <text:p><text:span text:style-name="T4">- Data Privacy and Personalization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Efficient Search Engine</text:span></text:p>
            <text:p><text:span text:style-name="T4">- Privacy Concerns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Extensive accessibility resources</text:span></text:p>
            <text:p><text:span text:style-name="T4">-  Inconsistencies in third-party content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Simple and efficient user flow</text:span></text:p>
            <text:p><text:span text:style-name="T4">- Information overload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Simple &amp; efficient search-driven navigation</text:span></text:p>
            <text:p><text:span text:style-name="T4">- Abundance of search results </text:span></text:p>
          </table:table-cell>
          <table:table-cell table:style-name="ce21" office:value-type="string" calcext:value-type="string">
            <text:p><text:span text:style-name="T1">Good</text:span></text:p>
            <text:p><text:span text:style-name="T4">+ Wealth of online services and information</text:span></text:p>
            <text:p><text:span text:style-name="T4">- May raise privacy concerns </text:span></text:p>
          </table:table-cell>
          <table:table-cell table:style-name="ce25" office:value-type="string" calcext:value-type="string">
            <text:p>Friendly and conversational tone</text:p>
          </table:table-cell>
          <table:table-cell table:style-name="ce25" office:value-type="string" calcext:value-type="string">
            <text:p><text:span text:style-name="T1">Outstanding</text:span></text:p>
            <text:p><text:span text:style-name="T4">+ Comprehensive information and features</text:span></text:p>
            <text:p><text:span text:style-name="T4">- Excessive detail in results</text:span>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7" office:value-type="string" calcext:value-type="string">
            <text:p>Indirect</text:p>
          </table:table-cell>
          <table:table-cell table:style-name="ce8" office:value-type="string" calcext:value-type="string">
            <text:p>US</text:p>
          </table:table-cell>
          <table:table-cell table:style-name="ce7" office:value-type="string" calcext:value-type="string">
            <text:p>Electronics</text:p>
          </table:table-cell>
          <table:table-cell table:style-name="ce9" office:value-type="string" calcext:value-type="string">
            <text:p>3000-5000</text:p>
          </table:table-cell>
          <table:table-cell table:style-name="ce9" office:value-type="string" calcext:value-type="string">
            <text:p><text:a xlink:href="http://www.apple.com/" xlink:type="simple">www.apple.com</text:a></text:p>
          </table:table-cell>
          <table:table-cell table:style-name="ce7" office:value-type="string" calcext:value-type="string">
            <text:p>Large</text:p>
          </table:table-cell>
          <table:table-cell table:style-name="ce8" office:value-type="string" calcext:value-type="string">
            <text:p>Everyone</text:p>
          </table:table-cell>
          <table:table-cell table:style-name="ce8" office:value-type="string" calcext:value-type="string">
            <text:p>Think Different</text:p>
          </table:table-cell>
          <table:table-cell table:style-name="ce15" office:value-type="string" calcext:value-type="string">
            <text:p><text:span text:style-name="T1">Outstanding</text:span></text:p>
            <text:p><text:span text:style-name="T4">+ Sleek and User-Friendly Design</text:span></text:p>
            <text:p><text:span text:style-name="T4">- High-End Pricing Emphasis </text:span></text:p>
          </table:table-cell>
          <table:table-cell table:style-name="ce15" office:value-type="string" calcext:value-type="string">
            <text:p><text:span text:style-name="T1">Outstanding</text:span></text:p>
            <text:p><text:span text:style-name="T4">+ Sleek and Intuitive Design</text:span></text:p>
            <text:p><text:span text:style-name="T4">- Limited Integration with Non-Apple Services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Sleek and User-Friendly Design</text:span></text:p>
            <text:p><text:span text:style-name="T4">- Premium Pricing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Text-to-speech capabilities</text:span></text:p>
            <text:p><text:span text:style-name="T4">- Complexity for Some Users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Elegant and user-friendly design </text:span></text:p>
            <text:p><text:span text:style-name="T4">- Extensive product range </text:span></text:p>
          </table:table-cell>
          <table:table-cell table:style-name="ce18" office:value-type="string" calcext:value-type="string">
            <text:p><text:span text:style-name="T1">Good</text:span></text:p>
            <text:p><text:span text:style-name="T4">+ Intuitive and user-friendly</text:span></text:p>
            <text:p><text:span text:style-name="T4">- Extensive product catalog </text:span></text:p>
          </table:table-cell>
          <table:table-cell table:style-name="ce22" office:value-type="string" calcext:value-type="string">
            <text:p><text:span text:style-name="T1">Good</text:span></text:p>
            <text:p><text:span text:style-name="T4">+ Synonymous with quality and innovation</text:span></text:p>
            <text:p><text:span text:style-name="T4">- Closed ecosystem, limiting compatibility </text:span></text:p>
          </table:table-cell>
          <table:table-cell table:style-name="ce25" office:value-type="string" calcext:value-type="string">
            <text:p>Concise and straightforward tone</text:p>
          </table:table-cell>
          <table:table-cell table:style-name="ce26" office:value-type="string" calcext:value-type="string">
            <text:p><text:span text:style-name="T1">Outstanding</text:span></text:p>
            <text:p><text:span text:style-name="T4">+ Clear and concise descriptions</text:span></text:p>
            <text:p><text:span text:style-name="T4">- Brief descriptions may lack depth</text:span></text:p>
          </table:table-cell>
          <table:table-cell table:number-columns-repeated="100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oogle Sans" svg:font-family="'Google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